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imetype" manifest:media-type="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formx="urn:openoffice:names:experimental:ooxml-odf-interop:xmlns:form:1.0" xmlns:tableooo="http://openoffice.org/2009/table" xmlns:css3t="http://www.w3.org/TR/css3-text/">
  <office:scripts/>
  <office:font-face-decls/>
  <office:automatic-styles/>
  <office:body>
    <office:spreadsheet>
      <text:variable-decls/>
      <text:user-field-decls/>
      <table:table table:name="pyexcel_sheet1">
        <table:table-column/>
        <table:table-column/>
        <table:table-column/>
        <table:table-column/>
        <table:table-row>
          <table:table-cell office:value-type="string">
            <text:p>segment_id</text:p>
          </table:table-cell>
          <table:table-cell office:value-type="string">
            <text:p>root-pli-ms</text:p>
          </table:table-cell>
          <table:table-cell office:value-type="string">
            <text:p>translation-en-sujato</text:p>
          </table:table-cell>
          <table:table-cell office:value-type="string">
            <text:p>variant-pli-ms</text:p>
          </table:table-cell>
        </table:table-row>
        <table:table-row>
          <table:table-cell office:value-type="string">
            <text:p>thag16.6:1.1</text:p>
          </table:table-cell>
          <table:table-cell office:value-type="string">
            <text:p>Theragāthā</text:p>
          </table:table-cell>
          <table:table-cell office:value-type="string">
            <text:p>Verses of the Senior Monks</text:p>
          </table:table-cell>
          <table:table-cell/>
        </table:table-row>
        <table:table-row>
          <table:table-cell office:value-type="string">
            <text:p>thag16.6:2.1</text:p>
          </table:table-cell>
          <table:table-cell office:value-type="string">
            <text:p>Vīsatinipāta</text:p>
          </table:table-cell>
          <table:table-cell office:value-type="string">
            <text:p>The Book of the Twenties</text:p>
          </table:table-cell>
          <table:table-cell/>
        </table:table-row>
        <table:table-row>
          <table:table-cell office:value-type="string">
            <text:p>thag16.6:3.1</text:p>
          </table:table-cell>
          <table:table-cell office:value-type="string">
            <text:p>Paṭhamavagga</text:p>
          </table:table-cell>
          <table:table-cell office:value-type="string">
            <text:p>Chapter One</text:p>
          </table:table-cell>
          <table:table-cell/>
        </table:table-row>
        <table:table-row>
          <table:table-cell office:value-type="string">
            <text:p>thag16.6:4.1</text:p>
          </table:table-cell>
          <table:table-cell office:value-type="string">
            <text:p>16.6. Selattheragāthā</text:p>
          </table:table-cell>
          <table:table-cell office:value-type="string">
            <text:p>16.6. Sela</text:p>
          </table:table-cell>
          <table:table-cell/>
        </table:table-row>
        <table:table-row>
          <table:table-cell office:value-type="string">
            <text:p>thag16.6:5.1</text:p>
          </table:table-cell>
          <table:table-cell office:value-type="string">
            <text:p>“Paripuṇṇakāyo suruci,</text:p>
          </table:table-cell>
          <table:table-cell office:value-type="string">
            <text:p>“O Blessed One, your body’s perfect,</text:p>
          </table:table-cell>
          <table:table-cell/>
        </table:table-row>
        <table:table-row>
          <table:table-cell office:value-type="string">
            <text:p>thag16.6:5.2</text:p>
          </table:table-cell>
          <table:table-cell office:value-type="string">
            <text:p>Sujāto cārudassano;</text:p>
          </table:table-cell>
          <table:table-cell office:value-type="string">
            <text:p>you’re radiant, handsome, lovely to behold;</text:p>
          </table:table-cell>
          <table:table-cell/>
        </table:table-row>
        <table:table-row>
          <table:table-cell office:value-type="string">
            <text:p>thag16.6:5.3</text:p>
          </table:table-cell>
          <table:table-cell office:value-type="string">
            <text:p>Suvaṇṇavaṇṇosi bhagavā,</text:p>
          </table:table-cell>
          <table:table-cell office:value-type="string">
            <text:p>golden colored,</text:p>
          </table:table-cell>
          <table:table-cell/>
        </table:table-row>
        <table:table-row>
          <table:table-cell office:value-type="string">
            <text:p>thag16.6:5.4</text:p>
          </table:table-cell>
          <table:table-cell office:value-type="string">
            <text:p>Susukkadāṭhosi vīriyavā.</text:p>
          </table:table-cell>
          <table:table-cell office:value-type="string">
            <text:p>with teeth so white; you’re strong.</text:p>
          </table:table-cell>
          <table:table-cell office:value-type="string">
            <text:p>Susukkadāṭhosi vīriyavā → susukkadāṭho virīyavā (bj) | susukkadāṭhosi</text:p>
          </table:table-cell>
        </table:table-row>
        <table:table-row>
          <table:table-cell office:value-type="string">
            <text:p>thag16.6:6.1</text:p>
          </table:table-cell>
          <table:table-cell office:value-type="string">
            <text:p>Narassa hi sujātassa,</text:p>
          </table:table-cell>
          <table:table-cell office:value-type="string">
            <text:p>The characteristics</text:p>
          </table:table-cell>
          <table:table-cell/>
        </table:table-row>
        <table:table-row>
          <table:table-cell office:value-type="string">
            <text:p>thag16.6:6.2</text:p>
          </table:table-cell>
          <table:table-cell office:value-type="string">
            <text:p>ye bhavanti viyañjanā;</text:p>
          </table:table-cell>
          <table:table-cell office:value-type="string">
            <text:p>of a handsome man,</text:p>
          </table:table-cell>
          <table:table-cell/>
        </table:table-row>
        <table:table-row>
          <table:table-cell office:value-type="string">
            <text:p>thag16.6:6.3</text:p>
          </table:table-cell>
          <table:table-cell office:value-type="string">
            <text:p>Sabbe te tava kāyasmiṃ,</text:p>
          </table:table-cell>
          <table:table-cell office:value-type="string">
            <text:p>the marks of a great man,</text:p>
          </table:table-cell>
          <table:table-cell/>
        </table:table-row>
        <table:table-row>
          <table:table-cell office:value-type="string">
            <text:p>thag16.6:6.4</text:p>
          </table:table-cell>
          <table:table-cell office:value-type="string">
            <text:p>mahāpurisalakkhaṇā.</text:p>
          </table:table-cell>
          <table:table-cell office:value-type="string">
            <text:p>are all in your body.</text:p>
          </table:table-cell>
          <table:table-cell/>
        </table:table-row>
        <table:table-row>
          <table:table-cell office:value-type="string">
            <text:p>thag16.6:7.1</text:p>
          </table:table-cell>
          <table:table-cell office:value-type="string">
            <text:p>Pasannanetto sumukho,</text:p>
          </table:table-cell>
          <table:table-cell office:value-type="string">
            <text:p>Your eyes are clear, your face is fair,</text:p>
          </table:table-cell>
          <table:table-cell/>
        </table:table-row>
        <table:table-row>
          <table:table-cell office:value-type="string">
            <text:p>thag16.6:7.2</text:p>
          </table:table-cell>
          <table:table-cell office:value-type="string">
            <text:p>brahā uju patāpavā;</text:p>
          </table:table-cell>
          <table:table-cell office:value-type="string">
            <text:p>you’re formidable, upright, majestic.</text:p>
          </table:table-cell>
          <table:table-cell/>
        </table:table-row>
        <table:table-row>
          <table:table-cell office:value-type="string">
            <text:p>thag16.6:7.3</text:p>
          </table:table-cell>
          <table:table-cell office:value-type="string">
            <text:p>Majjhe samaṇasaṃghassa,</text:p>
          </table:table-cell>
          <table:table-cell office:value-type="string">
            <text:p>In the midst of the Saṅgha of ascetics,</text:p>
          </table:table-cell>
          <table:table-cell/>
        </table:table-row>
        <table:table-row>
          <table:table-cell office:value-type="string">
            <text:p>thag16.6:7.4</text:p>
          </table:table-cell>
          <table:table-cell office:value-type="string">
            <text:p>ādiccova virocasi.</text:p>
          </table:table-cell>
          <table:table-cell office:value-type="string">
            <text:p>you shine like the sun.</text:p>
          </table:table-cell>
          <table:table-cell/>
        </table:table-row>
        <table:table-row>
          <table:table-cell office:value-type="string">
            <text:p>thag16.6:8.1</text:p>
          </table:table-cell>
          <table:table-cell office:value-type="string">
            <text:p>Kalyāṇadassano bhikkhu,</text:p>
          </table:table-cell>
          <table:table-cell office:value-type="string">
            <text:p>You’re a mendicant fine to see,</text:p>
          </table:table-cell>
          <table:table-cell/>
        </table:table-row>
        <table:table-row>
          <table:table-cell office:value-type="string">
            <text:p>thag16.6:8.2</text:p>
          </table:table-cell>
          <table:table-cell office:value-type="string">
            <text:p>kañcanasannibhattaco;</text:p>
          </table:table-cell>
          <table:table-cell office:value-type="string">
            <text:p>with skin of golden sheen.</text:p>
          </table:table-cell>
          <table:table-cell/>
        </table:table-row>
        <table:table-row>
          <table:table-cell office:value-type="string">
            <text:p>thag16.6:8.3</text:p>
          </table:table-cell>
          <table:table-cell office:value-type="string">
            <text:p>Kiṃ te samaṇabhāvena,</text:p>
          </table:table-cell>
          <table:table-cell office:value-type="string">
            <text:p>But with such excellent appearance,</text:p>
          </table:table-cell>
          <table:table-cell/>
        </table:table-row>
        <table:table-row>
          <table:table-cell office:value-type="string">
            <text:p>thag16.6:8.4</text:p>
          </table:table-cell>
          <table:table-cell office:value-type="string">
            <text:p>evaṃ uttamavaṇṇino.</text:p>
          </table:table-cell>
          <table:table-cell office:value-type="string">
            <text:p>what do you want with the ascetic life?</text:p>
          </table:table-cell>
          <table:table-cell/>
        </table:table-row>
        <table:table-row>
          <table:table-cell office:value-type="string">
            <text:p>thag16.6:9.1</text:p>
          </table:table-cell>
          <table:table-cell office:value-type="string">
            <text:p>Rājā arahasi bhavituṃ,</text:p>
          </table:table-cell>
          <table:table-cell office:value-type="string">
            <text:p>You’re fit to be a king,</text:p>
          </table:table-cell>
          <table:table-cell/>
        </table:table-row>
        <table:table-row>
          <table:table-cell office:value-type="string">
            <text:p>thag16.6:9.2</text:p>
          </table:table-cell>
          <table:table-cell office:value-type="string">
            <text:p>cakkavattī rathesabho;</text:p>
          </table:table-cell>
          <table:table-cell office:value-type="string">
            <text:p>a wheel-turning monarch, chief of charioteers,</text:p>
          </table:table-cell>
          <table:table-cell/>
        </table:table-row>
        <table:table-row>
          <table:table-cell office:value-type="string">
            <text:p>thag16.6:9.3</text:p>
          </table:table-cell>
          <table:table-cell office:value-type="string">
            <text:p>Cāturanto vijitāvī,</text:p>
          </table:table-cell>
          <table:table-cell office:value-type="string">
            <text:p>victorious in the four directions,</text:p>
          </table:table-cell>
          <table:table-cell/>
        </table:table-row>
        <table:table-row>
          <table:table-cell office:value-type="string">
            <text:p>thag16.6:9.4</text:p>
          </table:table-cell>
          <table:table-cell office:value-type="string">
            <text:p>jambusaṇḍassa issaro.</text:p>
          </table:table-cell>
          <table:table-cell office:value-type="string">
            <text:p>lord of all India.</text:p>
          </table:table-cell>
          <table:table-cell office:value-type="string">
            <text:p>jambusaṇḍassa → jambumaṇḍassa (mr)</text:p>
          </table:table-cell>
        </table:table-row>
        <table:table-row>
          <table:table-cell office:value-type="string">
            <text:p>thag16.6:10.1</text:p>
          </table:table-cell>
          <table:table-cell office:value-type="string">
            <text:p>Khattiyā bhogī rājāno,</text:p>
          </table:table-cell>
          <table:table-cell office:value-type="string">
            <text:p>Aristocrats, nobles, and kings</text:p>
          </table:table-cell>
          <table:table-cell office:value-type="string">
            <text:p>bhogī rājāno → bhogā rājāno (bj, mr) | bhojarājāno (s2, s3, pts1-2)</text:p>
          </table:table-cell>
        </table:table-row>
        <table:table-row>
          <table:table-cell office:value-type="string">
            <text:p>thag16.6:10.2</text:p>
          </table:table-cell>
          <table:table-cell office:value-type="string">
            <text:p>anuyantā bhavanti te;</text:p>
          </table:table-cell>
          <table:table-cell office:value-type="string">
            <text:p>follow your rule.</text:p>
          </table:table-cell>
          <table:table-cell/>
        </table:table-row>
        <table:table-row>
          <table:table-cell office:value-type="string">
            <text:p>thag16.6:10.3</text:p>
          </table:table-cell>
          <table:table-cell office:value-type="string">
            <text:p>Rājābhirājā manujindo,</text:p>
          </table:table-cell>
          <table:table-cell office:value-type="string">
            <text:p>Gotama, you should reign</text:p>
          </table:table-cell>
          <table:table-cell office:value-type="string">
            <text:p>Rājābhirājā → rājādhirājā (bj, mr)</text:p>
          </table:table-cell>
        </table:table-row>
        <table:table-row>
          <table:table-cell office:value-type="string">
            <text:p>thag16.6:10.4</text:p>
          </table:table-cell>
          <table:table-cell office:value-type="string">
            <text:p>rajjaṃ kārehi gotama”.</text:p>
          </table:table-cell>
          <table:table-cell office:value-type="string">
            <text:p>as king of kings, lord of men!”</text:p>
          </table:table-cell>
          <table:table-cell/>
        </table:table-row>
        <table:table-row>
          <table:table-cell office:value-type="string">
            <text:p>thag16.6:11.1</text:p>
          </table:table-cell>
          <table:table-cell office:value-type="string">
            <text:p>“Rājāhamasmi sela,&lt;span class="speaker"&gt;(selāti bhagavā)&lt;/span&gt;</text:p>
          </table:table-cell>
          <table:table-cell office:value-type="string">
            <text:p>“Sela, I am a king,” said the Buddha to Sela,</text:p>
          </table:table-cell>
          <table:table-cell/>
        </table:table-row>
        <table:table-row>
          <table:table-cell office:value-type="string">
            <text:p>thag16.6:11.2</text:p>
          </table:table-cell>
          <table:table-cell office:value-type="string">
            <text:p>Dhammarājā anuttaro;</text:p>
          </table:table-cell>
          <table:table-cell office:value-type="string">
            <text:p>“the supreme king of the teaching.</text:p>
          </table:table-cell>
          <table:table-cell/>
        </table:table-row>
        <table:table-row>
          <table:table-cell office:value-type="string">
            <text:p>thag16.6:11.3</text:p>
          </table:table-cell>
          <table:table-cell office:value-type="string">
            <text:p>Dhammena cakkaṃ vattemi,</text:p>
          </table:table-cell>
          <table:table-cell office:value-type="string">
            <text:p>By the teaching I roll forth the wheel</text:p>
          </table:table-cell>
          <table:table-cell/>
        </table:table-row>
        <table:table-row>
          <table:table-cell office:value-type="string">
            <text:p>thag16.6:11.4</text:p>
          </table:table-cell>
          <table:table-cell office:value-type="string">
            <text:p>Cakkaṃ appaṭivattiyaṃ”.</text:p>
          </table:table-cell>
          <table:table-cell office:value-type="string">
            <text:p>which cannot be rolled back.”</text:p>
          </table:table-cell>
          <table:table-cell/>
        </table:table-row>
        <table:table-row>
          <table:table-cell office:value-type="string">
            <text:p>thag16.6:12.1</text:p>
          </table:table-cell>
          <table:table-cell office:value-type="string">
            <text:p>“Sambuddho paṭijānāsi,&lt;span class="speaker"&gt;(iti selo brāhmaṇo)&lt;/span&gt;</text:p>
          </table:table-cell>
          <table:table-cell office:value-type="string">
            <text:p>“You claim to be awakened,” said Sela the brahmin,</text:p>
          </table:table-cell>
          <table:table-cell/>
        </table:table-row>
        <table:table-row>
          <table:table-cell office:value-type="string">
            <text:p>thag16.6:12.2</text:p>
          </table:table-cell>
          <table:table-cell office:value-type="string">
            <text:p>Dhammarājā anuttaro;</text:p>
          </table:table-cell>
          <table:table-cell office:value-type="string">
            <text:p>“the supreme king of the teaching.</text:p>
          </table:table-cell>
          <table:table-cell/>
        </table:table-row>
        <table:table-row>
          <table:table-cell office:value-type="string">
            <text:p>thag16.6:12.3</text:p>
          </table:table-cell>
          <table:table-cell office:value-type="string">
            <text:p>‘Dhammena cakkaṃ vattemi’,</text:p>
          </table:table-cell>
          <table:table-cell office:value-type="string">
            <text:p>‘I roll forth the teaching’:</text:p>
          </table:table-cell>
          <table:table-cell/>
        </table:table-row>
        <table:table-row>
          <table:table-cell office:value-type="string">
            <text:p>thag16.6:12.4</text:p>
          </table:table-cell>
          <table:table-cell office:value-type="string">
            <text:p>Iti bhāsatha gotama.</text:p>
          </table:table-cell>
          <table:table-cell office:value-type="string">
            <text:p>so you say, Gotama.</text:p>
          </table:table-cell>
          <table:table-cell/>
        </table:table-row>
        <table:table-row>
          <table:table-cell office:value-type="string">
            <text:p>thag16.6:13.1</text:p>
          </table:table-cell>
          <table:table-cell office:value-type="string">
            <text:p>Ko nu senāpati bhoto,</text:p>
          </table:table-cell>
          <table:table-cell office:value-type="string">
            <text:p>Then who is your general,</text:p>
          </table:table-cell>
          <table:table-cell/>
        </table:table-row>
        <table:table-row>
          <table:table-cell office:value-type="string">
            <text:p>thag16.6:13.2</text:p>
          </table:table-cell>
          <table:table-cell office:value-type="string">
            <text:p>sāvako satthuranvayo;</text:p>
          </table:table-cell>
          <table:table-cell office:value-type="string">
            <text:p>the disciple who follows the Teacher’s way?</text:p>
          </table:table-cell>
          <table:table-cell office:value-type="string">
            <text:p>satthuranvayo → satthu anvayo (bj)</text:p>
          </table:table-cell>
        </table:table-row>
        <table:table-row>
          <table:table-cell office:value-type="string">
            <text:p>thag16.6:13.3</text:p>
          </table:table-cell>
          <table:table-cell office:value-type="string">
            <text:p>Ko tetamanuvatteti,</text:p>
          </table:table-cell>
          <table:table-cell office:value-type="string">
            <text:p>Who keeps rolling the wheel</text:p>
          </table:table-cell>
          <table:table-cell office:value-type="string">
            <text:p>tetamanuvatteti → te maṃ anuvatteti (bj) | imaṃ anuvatteti (pts1) |</text:p>
          </table:table-cell>
        </table:table-row>
        <table:table-row>
          <table:table-cell office:value-type="string">
            <text:p>thag16.6:13.4</text:p>
          </table:table-cell>
          <table:table-cell office:value-type="string">
            <text:p>dhammacakkaṃ pavattitaṃ”.</text:p>
          </table:table-cell>
          <table:table-cell office:value-type="string">
            <text:p>of the teaching you rolled forth?”</text:p>
          </table:table-cell>
          <table:table-cell/>
        </table:table-row>
        <table:table-row>
          <table:table-cell office:value-type="string">
            <text:p>thag16.6:14.1</text:p>
          </table:table-cell>
          <table:table-cell office:value-type="string">
            <text:p>“Mayā pavattitaṃ cakkaṃ,&lt;span class="speaker"&gt;(selāti bhagavā)&lt;/span&gt;</text:p>
          </table:table-cell>
          <table:table-cell office:value-type="string">
            <text:p>“By me the wheel was rolled forth,” said the Buddha,</text:p>
          </table:table-cell>
          <table:table-cell/>
        </table:table-row>
        <table:table-row>
          <table:table-cell office:value-type="string">
            <text:p>thag16.6:14.2</text:p>
          </table:table-cell>
          <table:table-cell office:value-type="string">
            <text:p>Dhammacakkaṃ anuttaraṃ;</text:p>
          </table:table-cell>
          <table:table-cell office:value-type="string">
            <text:p>“the supreme wheel of the teaching.</text:p>
          </table:table-cell>
          <table:table-cell/>
        </table:table-row>
        <table:table-row>
          <table:table-cell office:value-type="string">
            <text:p>thag16.6:14.3</text:p>
          </table:table-cell>
          <table:table-cell office:value-type="string">
            <text:p>Sāriputto anuvatteti,</text:p>
          </table:table-cell>
          <table:table-cell office:value-type="string">
            <text:p>Sāriputta, taking after the Realized One,</text:p>
          </table:table-cell>
          <table:table-cell/>
        </table:table-row>
        <table:table-row>
          <table:table-cell office:value-type="string">
            <text:p>thag16.6:14.4</text:p>
          </table:table-cell>
          <table:table-cell office:value-type="string">
            <text:p>Anujāto tathāgataṃ.</text:p>
          </table:table-cell>
          <table:table-cell office:value-type="string">
            <text:p>keeps it rolling on.</text:p>
          </table:table-cell>
          <table:table-cell/>
        </table:table-row>
        <table:table-row>
          <table:table-cell office:value-type="string">
            <text:p>thag16.6:15.1</text:p>
          </table:table-cell>
          <table:table-cell office:value-type="string">
            <text:p>Abhiññeyyaṃ abhiññātaṃ,</text:p>
          </table:table-cell>
          <table:table-cell office:value-type="string">
            <text:p>I have known what should be known,</text:p>
          </table:table-cell>
          <table:table-cell/>
        </table:table-row>
        <table:table-row>
          <table:table-cell office:value-type="string">
            <text:p>thag16.6:15.2</text:p>
          </table:table-cell>
          <table:table-cell office:value-type="string">
            <text:p>bhāvetabbañca bhāvitaṃ;</text:p>
          </table:table-cell>
          <table:table-cell office:value-type="string">
            <text:p>and developed what should be developed,</text:p>
          </table:table-cell>
          <table:table-cell/>
        </table:table-row>
        <table:table-row>
          <table:table-cell office:value-type="string">
            <text:p>thag16.6:15.3</text:p>
          </table:table-cell>
          <table:table-cell office:value-type="string">
            <text:p>Pahātabbaṃ pahīnaṃ me,</text:p>
          </table:table-cell>
          <table:table-cell office:value-type="string">
            <text:p>and given up what should be given up:</text:p>
          </table:table-cell>
          <table:table-cell/>
        </table:table-row>
        <table:table-row>
          <table:table-cell office:value-type="string">
            <text:p>thag16.6:15.4</text:p>
          </table:table-cell>
          <table:table-cell office:value-type="string">
            <text:p>tasmā buddhosmi brāhmaṇa.</text:p>
          </table:table-cell>
          <table:table-cell office:value-type="string">
            <text:p>and so, brahmin, I am a Buddha.</text:p>
          </table:table-cell>
          <table:table-cell/>
        </table:table-row>
        <table:table-row>
          <table:table-cell office:value-type="string">
            <text:p>thag16.6:16.1</text:p>
          </table:table-cell>
          <table:table-cell office:value-type="string">
            <text:p>Vinayassu mayi kaṅkhaṃ,</text:p>
          </table:table-cell>
          <table:table-cell office:value-type="string">
            <text:p>Dispel your doubt in me—</text:p>
          </table:table-cell>
          <table:table-cell/>
        </table:table-row>
        <table:table-row>
          <table:table-cell office:value-type="string">
            <text:p>thag16.6:16.2</text:p>
          </table:table-cell>
          <table:table-cell office:value-type="string">
            <text:p>adhimuccassu brāhmaṇa;</text:p>
          </table:table-cell>
          <table:table-cell office:value-type="string">
            <text:p>make up your mind, brahmin!</text:p>
          </table:table-cell>
          <table:table-cell/>
        </table:table-row>
        <table:table-row>
          <table:table-cell office:value-type="string">
            <text:p>thag16.6:16.3</text:p>
          </table:table-cell>
          <table:table-cell office:value-type="string">
            <text:p>Dullabhaṃ dassanaṃ hoti,</text:p>
          </table:table-cell>
          <table:table-cell office:value-type="string">
            <text:p>The sight of a Buddha</text:p>
          </table:table-cell>
          <table:table-cell/>
        </table:table-row>
        <table:table-row>
          <table:table-cell office:value-type="string">
            <text:p>thag16.6:16.4</text:p>
          </table:table-cell>
          <table:table-cell office:value-type="string">
            <text:p>sambuddhānaṃ abhiṇhaso.</text:p>
          </table:table-cell>
          <table:table-cell office:value-type="string">
            <text:p>is hard to find again.</text:p>
          </table:table-cell>
          <table:table-cell/>
        </table:table-row>
        <table:table-row>
          <table:table-cell office:value-type="string">
            <text:p>thag16.6:17.1</text:p>
          </table:table-cell>
          <table:table-cell office:value-type="string">
            <text:p>Yesaṃ ve dullabho loke,</text:p>
          </table:table-cell>
          <table:table-cell office:value-type="string">
            <text:p>I am a Buddha, brahmin,</text:p>
          </table:table-cell>
          <table:table-cell/>
        </table:table-row>
        <table:table-row>
          <table:table-cell office:value-type="string">
            <text:p>thag16.6:17.2</text:p>
          </table:table-cell>
          <table:table-cell office:value-type="string">
            <text:p>pātubhāvo abhiṇhaso;</text:p>
          </table:table-cell>
          <table:table-cell office:value-type="string">
            <text:p>the supreme surgeon,</text:p>
          </table:table-cell>
          <table:table-cell/>
        </table:table-row>
        <table:table-row>
          <table:table-cell office:value-type="string">
            <text:p>thag16.6:17.3</text:p>
          </table:table-cell>
          <table:table-cell office:value-type="string">
            <text:p>Sohaṃ brāhmaṇa buddhosmi,</text:p>
          </table:table-cell>
          <table:table-cell office:value-type="string">
            <text:p>one of those whose appearance in the world</text:p>
          </table:table-cell>
          <table:table-cell/>
        </table:table-row>
        <table:table-row>
          <table:table-cell office:value-type="string">
            <text:p>thag16.6:17.4</text:p>
          </table:table-cell>
          <table:table-cell office:value-type="string">
            <text:p>sallakatto anuttaro.</text:p>
          </table:table-cell>
          <table:table-cell office:value-type="string">
            <text:p>is hard to find again.</text:p>
          </table:table-cell>
          <table:table-cell/>
        </table:table-row>
        <table:table-row>
          <table:table-cell office:value-type="string">
            <text:p>thag16.6:18.1</text:p>
          </table:table-cell>
          <table:table-cell office:value-type="string">
            <text:p>Brahmabhūto atitulo,</text:p>
          </table:table-cell>
          <table:table-cell office:value-type="string">
            <text:p>Holy, unequaled,</text:p>
          </table:table-cell>
          <table:table-cell/>
        </table:table-row>
        <table:table-row>
          <table:table-cell office:value-type="string">
            <text:p>thag16.6:18.2</text:p>
          </table:table-cell>
          <table:table-cell office:value-type="string">
            <text:p>mārasenappamaddano;</text:p>
          </table:table-cell>
          <table:table-cell office:value-type="string">
            <text:p>crusher of Māra’s army;</text:p>
          </table:table-cell>
          <table:table-cell/>
        </table:table-row>
        <table:table-row>
          <table:table-cell office:value-type="string">
            <text:p>thag16.6:18.3</text:p>
          </table:table-cell>
          <table:table-cell office:value-type="string">
            <text:p>Sabbāmitte vase katvā,</text:p>
          </table:table-cell>
          <table:table-cell office:value-type="string">
            <text:p>having subdued all my opponents,</text:p>
          </table:table-cell>
          <table:table-cell office:value-type="string">
            <text:p>vase → vasī (s2, s3, pts1-2, mr ^mn92#16 [Selasutta]; ^snp4.16#875</text:p>
          </table:table-cell>
        </table:table-row>
        <table:table-row>
          <table:table-cell office:value-type="string">
            <text:p>thag16.6:18.4</text:p>
          </table:table-cell>
          <table:table-cell office:value-type="string">
            <text:p>modāmi akutobhayo”.</text:p>
          </table:table-cell>
          <table:table-cell office:value-type="string">
            <text:p>I rejoice, fearing nothing from any quarter.”</text:p>
          </table:table-cell>
          <table:table-cell/>
        </table:table-row>
        <table:table-row>
          <table:table-cell office:value-type="string">
            <text:p>thag16.6:19.1</text:p>
          </table:table-cell>
          <table:table-cell office:value-type="string">
            <text:p>“Idaṃ bhonto nisāmetha,</text:p>
          </table:table-cell>
          <table:table-cell office:value-type="string">
            <text:p>“Pay heed, sirs, to what</text:p>
          </table:table-cell>
          <table:table-cell/>
        </table:table-row>
        <table:table-row>
          <table:table-cell office:value-type="string">
            <text:p>thag16.6:19.2</text:p>
          </table:table-cell>
          <table:table-cell office:value-type="string">
            <text:p>yathā bhāsati cakkhumā;</text:p>
          </table:table-cell>
          <table:table-cell office:value-type="string">
            <text:p>is spoken by the seer.</text:p>
          </table:table-cell>
          <table:table-cell/>
        </table:table-row>
        <table:table-row>
          <table:table-cell office:value-type="string">
            <text:p>thag16.6:19.3</text:p>
          </table:table-cell>
          <table:table-cell office:value-type="string">
            <text:p>Sallakatto mahāvīro,</text:p>
          </table:table-cell>
          <table:table-cell office:value-type="string">
            <text:p>The surgeon, the great hero,</text:p>
          </table:table-cell>
          <table:table-cell/>
        </table:table-row>
        <table:table-row>
          <table:table-cell office:value-type="string">
            <text:p>thag16.6:19.4</text:p>
          </table:table-cell>
          <table:table-cell office:value-type="string">
            <text:p>sīhova nadatī vane.</text:p>
          </table:table-cell>
          <table:table-cell office:value-type="string">
            <text:p>roars like a lion in the jungle.</text:p>
          </table:table-cell>
          <table:table-cell/>
        </table:table-row>
        <table:table-row>
          <table:table-cell office:value-type="string">
            <text:p>thag16.6:20.1</text:p>
          </table:table-cell>
          <table:table-cell office:value-type="string">
            <text:p>Brahmabhūtaṃ atitulaṃ,</text:p>
          </table:table-cell>
          <table:table-cell office:value-type="string">
            <text:p>Holy, unequaled,</text:p>
          </table:table-cell>
          <table:table-cell/>
        </table:table-row>
        <table:table-row>
          <table:table-cell office:value-type="string">
            <text:p>thag16.6:20.2</text:p>
          </table:table-cell>
          <table:table-cell office:value-type="string">
            <text:p>mārasenappamaddanaṃ;</text:p>
          </table:table-cell>
          <table:table-cell office:value-type="string">
            <text:p>crusher of Māra’s army;</text:p>
          </table:table-cell>
          <table:table-cell/>
        </table:table-row>
        <table:table-row>
          <table:table-cell office:value-type="string">
            <text:p>thag16.6:20.3</text:p>
          </table:table-cell>
          <table:table-cell office:value-type="string">
            <text:p>Ko disvā nappasīdeyya,</text:p>
          </table:table-cell>
          <table:table-cell office:value-type="string">
            <text:p>who would not be inspired by him,</text:p>
          </table:table-cell>
          <table:table-cell/>
        </table:table-row>
        <table:table-row>
          <table:table-cell office:value-type="string">
            <text:p>thag16.6:20.4</text:p>
          </table:table-cell>
          <table:table-cell office:value-type="string">
            <text:p>api kaṇhābhijātiko.</text:p>
          </table:table-cell>
          <table:table-cell office:value-type="string">
            <text:p>even one whose nature is dark?</text:p>
          </table:table-cell>
          <table:table-cell/>
        </table:table-row>
        <table:table-row>
          <table:table-cell office:value-type="string">
            <text:p>thag16.6:21.1</text:p>
          </table:table-cell>
          <table:table-cell office:value-type="string">
            <text:p>Yo maṃ icchati anvetu,</text:p>
          </table:table-cell>
          <table:table-cell office:value-type="string">
            <text:p>Those who wish may follow me;</text:p>
          </table:table-cell>
          <table:table-cell/>
        </table:table-row>
        <table:table-row>
          <table:table-cell office:value-type="string">
            <text:p>thag16.6:21.2</text:p>
          </table:table-cell>
          <table:table-cell office:value-type="string">
            <text:p>yo vā nicchati gacchatu;</text:p>
          </table:table-cell>
          <table:table-cell office:value-type="string">
            <text:p>those who don’t may go.</text:p>
          </table:table-cell>
          <table:table-cell/>
        </table:table-row>
        <table:table-row>
          <table:table-cell office:value-type="string">
            <text:p>thag16.6:21.3</text:p>
          </table:table-cell>
          <table:table-cell office:value-type="string">
            <text:p>Idhāhaṃ pabbajissāmi,</text:p>
          </table:table-cell>
          <table:table-cell office:value-type="string">
            <text:p>Right here, I’ll go forth in the presence of him,</text:p>
          </table:table-cell>
          <table:table-cell/>
        </table:table-row>
        <table:table-row>
          <table:table-cell office:value-type="string">
            <text:p>thag16.6:21.4</text:p>
          </table:table-cell>
          <table:table-cell office:value-type="string">
            <text:p>varapaññassa santike”.</text:p>
          </table:table-cell>
          <table:table-cell office:value-type="string">
            <text:p>this man of such splendid wisdom.”</text:p>
          </table:table-cell>
          <table:table-cell/>
        </table:table-row>
        <table:table-row>
          <table:table-cell office:value-type="string">
            <text:p>thag16.6:22.1</text:p>
          </table:table-cell>
          <table:table-cell office:value-type="string">
            <text:p>“Etañce ruccati bhoto,</text:p>
          </table:table-cell>
          <table:table-cell office:value-type="string">
            <text:p>“Sir, if you like</text:p>
          </table:table-cell>
          <table:table-cell/>
        </table:table-row>
        <table:table-row>
          <table:table-cell office:value-type="string">
            <text:p>thag16.6:22.2</text:p>
          </table:table-cell>
          <table:table-cell office:value-type="string">
            <text:p>sammāsambuddhasāsanaṃ;</text:p>
          </table:table-cell>
          <table:table-cell office:value-type="string">
            <text:p>the teaching of the Buddha,</text:p>
          </table:table-cell>
          <table:table-cell/>
        </table:table-row>
        <table:table-row>
          <table:table-cell office:value-type="string">
            <text:p>thag16.6:22.3</text:p>
          </table:table-cell>
          <table:table-cell office:value-type="string">
            <text:p>Mayampi pabbajissāma,</text:p>
          </table:table-cell>
          <table:table-cell office:value-type="string">
            <text:p>we’ll also go forth in the presence of him,</text:p>
          </table:table-cell>
          <table:table-cell/>
        </table:table-row>
        <table:table-row>
          <table:table-cell office:value-type="string">
            <text:p>thag16.6:22.4</text:p>
          </table:table-cell>
          <table:table-cell office:value-type="string">
            <text:p>varapaññassa santike”.</text:p>
          </table:table-cell>
          <table:table-cell office:value-type="string">
            <text:p>this man of such splendid wisdom.”</text:p>
          </table:table-cell>
          <table:table-cell/>
        </table:table-row>
        <table:table-row>
          <table:table-cell office:value-type="string">
            <text:p>thag16.6:23.1</text:p>
          </table:table-cell>
          <table:table-cell office:value-type="string">
            <text:p>“Brāhmaṇā tisatā ime,</text:p>
          </table:table-cell>
          <table:table-cell office:value-type="string">
            <text:p>“These three hundred brahmins</text:p>
          </table:table-cell>
          <table:table-cell/>
        </table:table-row>
        <table:table-row>
          <table:table-cell office:value-type="string">
            <text:p>thag16.6:23.2</text:p>
          </table:table-cell>
          <table:table-cell office:value-type="string">
            <text:p>yācanti pañjalīkatā;</text:p>
          </table:table-cell>
          <table:table-cell office:value-type="string">
            <text:p>with joined palms held up, ask:</text:p>
          </table:table-cell>
          <table:table-cell/>
        </table:table-row>
        <table:table-row>
          <table:table-cell office:value-type="string">
            <text:p>thag16.6:23.3</text:p>
          </table:table-cell>
          <table:table-cell office:value-type="string">
            <text:p>‘Brahmacariyaṃ carissāma,</text:p>
          </table:table-cell>
          <table:table-cell office:value-type="string">
            <text:p>‘May we lead the spiritual life</text:p>
          </table:table-cell>
          <table:table-cell/>
        </table:table-row>
        <table:table-row>
          <table:table-cell office:value-type="string">
            <text:p>thag16.6:23.4</text:p>
          </table:table-cell>
          <table:table-cell office:value-type="string">
            <text:p>bhagavā tava santike’”.</text:p>
          </table:table-cell>
          <table:table-cell office:value-type="string">
            <text:p>in your presence, Blessed One?’”</text:p>
          </table:table-cell>
          <table:table-cell/>
        </table:table-row>
        <table:table-row>
          <table:table-cell office:value-type="string">
            <text:p>thag16.6:24.1</text:p>
          </table:table-cell>
          <table:table-cell office:value-type="string">
            <text:p>“Svākkhātaṃ brahmacariyaṃ,&lt;span class="speaker"&gt;(selāti bhagavā)&lt;/span&gt;</text:p>
          </table:table-cell>
          <table:table-cell office:value-type="string">
            <text:p>“The spiritual life is well explained,” said the Buddha,</text:p>
          </table:table-cell>
          <table:table-cell/>
        </table:table-row>
        <table:table-row>
          <table:table-cell office:value-type="string">
            <text:p>thag16.6:24.2</text:p>
          </table:table-cell>
          <table:table-cell office:value-type="string">
            <text:p>Sandiṭṭhikamakālikaṃ;</text:p>
          </table:table-cell>
          <table:table-cell office:value-type="string">
            <text:p>“visible in this very life, immediately effective.</text:p>
          </table:table-cell>
          <table:table-cell/>
        </table:table-row>
        <table:table-row>
          <table:table-cell office:value-type="string">
            <text:p>thag16.6:24.3</text:p>
          </table:table-cell>
          <table:table-cell office:value-type="string">
            <text:p>Yattha amoghā pabbajjā,</text:p>
          </table:table-cell>
          <table:table-cell office:value-type="string">
            <text:p>Here the going forth isn’t in vain</text:p>
          </table:table-cell>
          <table:table-cell/>
        </table:table-row>
        <table:table-row>
          <table:table-cell office:value-type="string">
            <text:p>thag16.6:24.4</text:p>
          </table:table-cell>
          <table:table-cell office:value-type="string">
            <text:p>Appamattassa sikkhato”.</text:p>
          </table:table-cell>
          <table:table-cell office:value-type="string">
            <text:p>for one who trains with diligence.”</text:p>
          </table:table-cell>
          <table:table-cell/>
        </table:table-row>
        <table:table-row>
          <table:table-cell office:value-type="string">
            <text:p>thag16.6:25.1</text:p>
          </table:table-cell>
          <table:table-cell office:value-type="string">
            <text:p>“Yaṃ taṃ saraṇamāgamha,</text:p>
          </table:table-cell>
          <table:table-cell office:value-type="string">
            <text:p>“This is the eighth day since</text:p>
          </table:table-cell>
          <table:table-cell office:value-type="string">
            <text:p>saraṇamāgamha → saraṇamāgamma (bj, s2, s3, pts1)</text:p>
          </table:table-cell>
        </table:table-row>
        <table:table-row>
          <table:table-cell office:value-type="string">
            <text:p>thag16.6:25.2</text:p>
          </table:table-cell>
          <table:table-cell office:value-type="string">
            <text:p>ito aṭṭhame cakkhuma;</text:p>
          </table:table-cell>
          <table:table-cell office:value-type="string">
            <text:p>we went for refuge, O seer.</text:p>
          </table:table-cell>
          <table:table-cell office:value-type="string">
            <text:p>aṭṭhame → aṭṭhami (s2, s3, pts1-2, mr)</text:p>
          </table:table-cell>
        </table:table-row>
        <table:table-row>
          <table:table-cell office:value-type="string">
            <text:p>thag16.6:25.3</text:p>
          </table:table-cell>
          <table:table-cell office:value-type="string">
            <text:p>Sattarattena bhagavā,</text:p>
          </table:table-cell>
          <table:table-cell office:value-type="string">
            <text:p>In these seven days, Blessed One,</text:p>
          </table:table-cell>
          <table:table-cell/>
        </table:table-row>
        <table:table-row>
          <table:table-cell office:value-type="string">
            <text:p>thag16.6:25.4</text:p>
          </table:table-cell>
          <table:table-cell office:value-type="string">
            <text:p>dantāmha tava sāsane.</text:p>
          </table:table-cell>
          <table:table-cell office:value-type="string">
            <text:p>we’ve become tamed in your teaching.</text:p>
          </table:table-cell>
          <table:table-cell/>
        </table:table-row>
        <table:table-row>
          <table:table-cell office:value-type="string">
            <text:p>thag16.6:26.1</text:p>
          </table:table-cell>
          <table:table-cell office:value-type="string">
            <text:p>Tuvaṃ buddho tuvaṃ satthā,</text:p>
          </table:table-cell>
          <table:table-cell office:value-type="string">
            <text:p>You are the Buddha, you are the Teacher,</text:p>
          </table:table-cell>
          <table:table-cell/>
        </table:table-row>
        <table:table-row>
          <table:table-cell office:value-type="string">
            <text:p>thag16.6:26.2</text:p>
          </table:table-cell>
          <table:table-cell office:value-type="string">
            <text:p>tuvaṃ mārābhibhū muni;</text:p>
          </table:table-cell>
          <table:table-cell office:value-type="string">
            <text:p>you are the sage who has overcome Māra;</text:p>
          </table:table-cell>
          <table:table-cell/>
        </table:table-row>
        <table:table-row>
          <table:table-cell office:value-type="string">
            <text:p>thag16.6:26.3</text:p>
          </table:table-cell>
          <table:table-cell office:value-type="string">
            <text:p>Tuvaṃ anusaye chetvā,</text:p>
          </table:table-cell>
          <table:table-cell office:value-type="string">
            <text:p>you have cut off the underlying tendencies,</text:p>
          </table:table-cell>
          <table:table-cell/>
        </table:table-row>
        <table:table-row>
          <table:table-cell office:value-type="string">
            <text:p>thag16.6:26.4</text:p>
          </table:table-cell>
          <table:table-cell office:value-type="string">
            <text:p>tiṇṇo tāresimaṃ pajaṃ.</text:p>
          </table:table-cell>
          <table:table-cell office:value-type="string">
            <text:p>you’ve crossed over, and you bring humanity across.</text:p>
          </table:table-cell>
          <table:table-cell/>
        </table:table-row>
        <table:table-row>
          <table:table-cell office:value-type="string">
            <text:p>thag16.6:27.1</text:p>
          </table:table-cell>
          <table:table-cell office:value-type="string">
            <text:p>Upadhī te samatikkantā,</text:p>
          </table:table-cell>
          <table:table-cell office:value-type="string">
            <text:p>You have transcended attachments,</text:p>
          </table:table-cell>
          <table:table-cell/>
        </table:table-row>
        <table:table-row>
          <table:table-cell office:value-type="string">
            <text:p>thag16.6:27.2</text:p>
          </table:table-cell>
          <table:table-cell office:value-type="string">
            <text:p>āsavā te padālitā;</text:p>
          </table:table-cell>
          <table:table-cell office:value-type="string">
            <text:p>your defilements are shattered;</text:p>
          </table:table-cell>
          <table:table-cell/>
        </table:table-row>
        <table:table-row>
          <table:table-cell office:value-type="string">
            <text:p>thag16.6:27.3</text:p>
          </table:table-cell>
          <table:table-cell office:value-type="string">
            <text:p>Sīhova anupādāno,</text:p>
          </table:table-cell>
          <table:table-cell office:value-type="string">
            <text:p>by not grasping, like a lion,</text:p>
          </table:table-cell>
          <table:table-cell/>
        </table:table-row>
        <table:table-row>
          <table:table-cell office:value-type="string">
            <text:p>thag16.6:27.4</text:p>
          </table:table-cell>
          <table:table-cell office:value-type="string">
            <text:p>pahīnabhayabheravo.</text:p>
          </table:table-cell>
          <table:table-cell office:value-type="string">
            <text:p>you’ve given up fear and dread.</text:p>
          </table:table-cell>
          <table:table-cell/>
        </table:table-row>
        <table:table-row>
          <table:table-cell office:value-type="string">
            <text:p>thag16.6:28.1</text:p>
          </table:table-cell>
          <table:table-cell office:value-type="string">
            <text:p>Bhikkhavo tisatā ime,</text:p>
          </table:table-cell>
          <table:table-cell office:value-type="string">
            <text:p>These three hundred mendicants</text:p>
          </table:table-cell>
          <table:table-cell/>
        </table:table-row>
        <table:table-row>
          <table:table-cell office:value-type="string">
            <text:p>thag16.6:28.2</text:p>
          </table:table-cell>
          <table:table-cell office:value-type="string">
            <text:p>tiṭṭhanti pañjalīkatā;</text:p>
          </table:table-cell>
          <table:table-cell office:value-type="string">
            <text:p>stand with joined palms raised.</text:p>
          </table:table-cell>
          <table:table-cell/>
        </table:table-row>
        <table:table-row>
          <table:table-cell office:value-type="string">
            <text:p>thag16.6:28.3</text:p>
          </table:table-cell>
          <table:table-cell office:value-type="string">
            <text:p>Pāde vīra pasārehi,</text:p>
          </table:table-cell>
          <table:table-cell office:value-type="string">
            <text:p>Stretch out your feet, great hero:</text:p>
          </table:table-cell>
          <table:table-cell/>
        </table:table-row>
        <table:table-row>
          <table:table-cell office:value-type="string">
            <text:p>thag16.6:28.4</text:p>
          </table:table-cell>
          <table:table-cell office:value-type="string">
            <text:p>nāgā vandantu satthuno”ti.</text:p>
          </table:table-cell>
          <table:table-cell office:value-type="string">
            <text:p>let these giants worship the Teacher.”</text:p>
          </table:table-cell>
          <table:table-cell/>
        </table:table-row>
        <table:table-row>
          <table:table-cell office:value-type="string">
            <text:p>thag16.6:29.1</text:p>
          </table:table-cell>
          <table:table-cell office:value-type="string">
            <text:p>…</text:p>
          </table:table-cell>
          <table:table-cell/>
          <table:table-cell/>
        </table:table-row>
        <table:table-row>
          <table:table-cell office:value-type="string">
            <text:p>thag16.6:29.2</text:p>
          </table:table-cell>
          <table:table-cell office:value-type="string">
            <text:p>Selo thero ….</text:p>
          </table:table-cell>
          <table:table-cell/>
          <table:table-cell/>
        </table:table-row>
        <table:table-row>
          <table:table-cell office:value-type="string">
            <text:p>~</text:p>
          </table:table-cell>
          <table:table-cell/>
          <table:table-cell/>
          <table:table-cell/>
        </table:table-row>
      </table:table>
    </office:spreadsheet>
  </office:body>
</office:document-content>
</file>

<file path=styles.xml><?xml version="1.0" encoding="utf-8"?>
<office:document-styles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office="urn:oasis:names:tc:opendocument:xmlns:office:1.0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grddl:transformation="http://docs.oasis-open.org/office/1.2/xslt/odf2rdf.xsl">
  <office:meta>
    <meta:creation-date>2019-10-03T08:10:34.355474</meta:creation-date>
    <dc:date>2019-10-03T08:10:34.375247</dc:date>
    <meta:generator>http://pypi.python.org/pypi/ezodf/0.1.0$Python3.7.2 (default, Jan 21 2019, 19:09:47) 
[GCC 8.2.0]</meta:generator>
    <meta:document-statistic/>
    <meta:editing-cycles>1</meta:editing-cycles>
  </office:meta>
</office:document-meta>
</file>